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ing_20_2">
      <style:text-properties fo:font-variant="normal" fo:text-transform="none" style:font-name="Arial" fo:font-size="17.25pt" fo:letter-spacing="normal" fo:font-style="normal" fo:font-weight="normal" officeooo:rsid="001225b8" officeooo:paragraph-rsid="001225b8"/>
    </style:style>
    <style:style style:name="P2" style:family="paragraph" style:parent-style-name="Heading_20_2">
      <style:text-properties fo:font-variant="normal" fo:text-transform="none" fo:color="#000000" style:font-name="Arial" fo:font-size="17.25pt" fo:letter-spacing="normal" fo:font-style="normal" fo:font-weight="normal" officeooo:rsid="001225b8" officeooo:paragraph-rsid="001225b8"/>
    </style:style>
    <style:style style:name="P3" style:family="paragraph" style:parent-style-name="Preformatted_20_Text">
      <style:text-properties fo:font-variant="normal" fo:text-transform="none" style:font-name="monospace" fo:font-size="11.25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880000" style:font-name="monospace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.0972in" loext:contextual-spacing="false" fo:orphans="2" fo:widows="2" fo:text-indent="0in" style:auto-text-indent="false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6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orphans="2" fo:widows="2" fo:background-color="#eeeeee" fo:padding="0in" fo:border="none"/>
      <style:text-properties style:font-name="monospace" fo:font-size="11.25pt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.0972in" loext:contextual-spacing="false" fo:orphans="2" fo:widows="2" fo:background-color="#eeeeee" fo:padding="0.0209in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in" fo:margin-bottom="0.0972in" loext:contextual-spacing="false" fo:orphans="2" fo:widows="2" fo:background-color="#eeeeee" fo:padding="0.0209in" fo:border="0.06pt solid #888888"/>
      <style:text-properties fo:font-variant="normal" fo:text-transform="none" fo:color="#880000" style:font-name="monospace" fo:font-size="11.25pt" fo:letter-spacing="normal" fo:font-style="normal" fo:font-weight="normal"/>
    </style:style>
    <style:style style:name="P9" style:family="paragraph" style:parent-style-name="Preformatted_20_Text">
      <loext:graphic-properties draw:fill="solid" draw:fill-color="#eeeeee" draw:opacity="100%"/>
      <style:paragraph-properties fo:margin-top="0in" fo:margin-bottom="0.0972in" loext:contextual-spacing="false" fo:orphans="2" fo:widows="2" fo:background-color="#eeeeee" fo:padding="0.0209in" fo:border="0.06pt solid #888888"/>
      <style:text-properties fo:font-variant="normal" fo:text-transform="none" fo:letter-spacing="normal"/>
    </style:style>
    <style:style style:name="P10" style:family="paragraph" style:parent-style-name="Preformatted_20_Text">
      <loext:graphic-properties draw:fill="solid" draw:fill-color="#eeeeee" draw:opacity="100%"/>
      <style:paragraph-properties fo:margin-top="0in" fo:margin-bottom="0.0972in" loext:contextual-spacing="false" fo:orphans="2" fo:widows="2" fo:background-color="#eeeeee" fo:padding="0.0209in" fo:border="0.06pt solid #888888"/>
      <style:text-properties fo:font-variant="normal" fo:text-transform="none" fo:color="#666600" style:font-name="monospace" fo:font-size="11.25pt" fo:letter-spacing="normal" fo:font-style="normal" fo:font-weight="normal"/>
    </style:style>
    <style:style style:name="P11" style:family="paragraph" style:parent-style-name="Preformatted_20_Text">
      <loext:graphic-properties draw:fill="solid" draw:fill-color="#eeeeee" draw:opacity="100%"/>
      <style:paragraph-properties fo:margin-top="0in" fo:margin-bottom="0.0972in" loext:contextual-spacing="false" fo:orphans="2" fo:widows="2" fo:background-color="#eeeeee" fo:padding="0.0209in" fo:border="0.06pt solid #888888"/>
    </style:style>
    <style:style style:name="P12" style:family="paragraph" style:parent-style-name="Preformatted_20_Text">
      <loext:graphic-properties draw:fill="solid" draw:fill-color="#eeeeee" draw:opacity="100%"/>
      <style:paragraph-properties fo:orphans="2" fo:widows="2" fo:background-color="#eeeeee" fo:padding="0in" fo:border="none"/>
      <style:text-properties fo:font-variant="normal" fo:text-transform="none" fo:letter-spacing="normal"/>
    </style:style>
    <style:style style:name="P13" style:family="paragraph" style:parent-style-name="Standard">
      <style:text-properties officeooo:rsid="001225b8" officeooo:paragraph-rsid="001225b8"/>
    </style:style>
    <style:style style:name="P14" style:family="paragraph" style:parent-style-name="Standard">
      <style:text-properties fo:color="#c9211e" fo:font-size="24pt" fo:font-weight="bold" officeooo:rsid="001225b8" officeooo:paragraph-rsid="001225b8" style:font-size-asian="24pt" style:font-weight-asian="bold" style:font-size-complex="24pt" style:font-weight-complex="bold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225b8" officeooo:paragraph-rsid="001225b8"/>
    </style:style>
    <style:style style:name="P16" style:family="paragraph" style:parent-style-name="Table_20_Contents">
      <style:text-properties style:font-name="Arial" fo:font-size="12pt"/>
    </style:style>
    <style:style style:name="P1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000088" style:font-name="monospace" fo:font-size="11.2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1.25pt" fo:font-style="normal" fo:font-weight="normal"/>
    </style:style>
    <style:style style:name="T5" style:family="text">
      <style:text-properties fo:color="#660066"/>
    </style:style>
    <style:style style:name="T6" style:family="text">
      <style:text-properties fo:color="#660066" style:font-name="monospace" fo:font-size="11.25pt" fo:font-style="normal" fo:font-weight="normal"/>
    </style:style>
    <style:style style:name="T7" style:family="text">
      <style:text-properties fo:color="#666600"/>
    </style:style>
    <style:style style:name="T8" style:family="text">
      <style:text-properties fo:color="#666600" style:font-name="monospace" fo:font-size="11.25pt" fo:font-style="normal" fo:font-weight="normal"/>
    </style:style>
    <style:style style:name="T9" style:family="text">
      <style:text-properties fo:color="#006666"/>
    </style:style>
    <style:style style:name="T10" style:family="text">
      <style:text-properties style:font-name="monospace" fo:font-size="11.25pt" fo:font-style="normal" fo:font-weight="normal"/>
    </style:style>
    <style:style style:name="T11" style:family="text">
      <style:text-properties fo:color="#880000"/>
    </style:style>
    <style:style style:name="T12" style:family="text">
      <style:text-properties fo:color="#008800"/>
    </style:style>
    <style:style style:name="T13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VENT</text:p>
      <text:p text:style-name="P15"/>
      <text:p text:style-name="P15">Event is an inheritable member of a contract. An event is emitted, it stores the arguments passed in transaction logs.</text:p>
      <text:p text:style-name="P15"/>
      <text:p text:style-name="P15">An event can be declared using event keyword.</text:p>
      <text:p text:style-name="P15"/>
      <table:table table:name="Table1" table:style-name="Table1">
        <table:table-column table:style-name="Table1.A"/>
        <table:table-row table:style-name="TableLine94188083770256">
          <table:table-cell table:style-name="Table1.A1" office:value-type="string">
            <text:p text:style-name="P4">//Declare an Event</text:p>
            <text:p text:style-name="P7"><text:span text:style-name="T1">event</text:span><text:span text:style-name="T3"> </text:span><text:span text:style-name="T5">Deposit</text:span><text:span text:style-name="T7">(</text:span><text:span text:style-name="T3">address indexed _from</text:span><text:span text:style-name="T7">,</text:span><text:span text:style-name="T3"> bytes32 indexed _id</text:span><text:span text:style-name="T7">,</text:span><text:span text:style-name="T3"> </text:span><text:span text:style-name="T1">uint</text:span><text:span text:style-name="T3"> _value</text:span><text:span text:style-name="T7">);</text:span></text:p>
            <text:p text:style-name="P11"/>
            <text:p text:style-name="P8">//Emit an event</text:p>
            <text:p text:style-name="P7"><text:span text:style-name="T3">emit </text:span><text:span text:style-name="T5">Deposit</text:span><text:span text:style-name="T7">(</text:span><text:span text:style-name="T3">msg</text:span><text:span text:style-name="T7">.</text:span><text:span text:style-name="T3">sender</text:span><text:span text:style-name="T7">,</text:span><text:span text:style-name="T3"> _id</text:span><text:span text:style-name="T7">,</text:span><text:span text:style-name="T3"> msg</text:span><text:span text:style-name="T7">.</text:span><text:span text:style-name="T1">value</text:span><text:span text:style-name="T7">);</text:span></text:p>
            <text:p text:style-name="P16"/>
          </table:table-cell>
        </table:table-row>
      </table:table>
      <text:p text:style-name="P15"/>
      <text:h text:style-name="P1" text:outline-level="2">Example</text:h>
      <text:p text:style-name="P17">Try the following code to understand how an event works in Solidity.</text:p>
      <text:p text:style-name="P17">First Create a contract and emit an event.</text:p>
      <table:table table:name="Table2" table:style-name="Table2">
        <table:table-column table:style-name="Table2.A"/>
        <table:table-row table:style-name="TableLine94188083825248">
          <table:table-cell table:style-name="Table2.A1" office:value-type="string">
            <text:p text:style-name="P5"><text:span text:style-name="T3">pragma solidity </text:span><text:span text:style-name="T7">^</text:span><text:span text:style-name="T9">0.5</text:span><text:span text:style-name="T7">.</text:span><text:span text:style-name="T9">0</text:span><text:span text:style-name="T7">;</text:span></text:p>
            <text:p text:style-name="P11"/>
            <text:p text:style-name="P7"><text:span text:style-name="T3">contract </text:span><text:span text:style-name="T5">Test</text:span><text:span text:style-name="T3"> </text:span><text:span text:style-name="T7">{</text:span></text:p>
            <text:p text:style-name="P9"><text:span text:style-name="T3"><text:s text:c="3"/></text:span><text:span text:style-name="T2">event</text:span><text:span text:style-name="T4"> </text:span><text:span text:style-name="T6">Deposit</text:span><text:span text:style-name="T8">(</text:span><text:span text:style-name="T4">address indexed _from</text:span><text:span text:style-name="T8">,</text:span><text:span text:style-name="T4"> bytes32 indexed _id</text:span><text:span text:style-name="T8">,</text:span><text:span text:style-name="T4"> </text:span><text:span text:style-name="T2">uint</text:span><text:span text:style-name="T4"> _value</text:span><text:span text:style-name="T8">);</text:span></text:p>
            <text:p text:style-name="P9"><text:span text:style-name="T3"><text:s text:c="3"/></text:span><text:span text:style-name="T2">function</text:span><text:span text:style-name="T4"> deposit</text:span><text:span text:style-name="T8">(</text:span><text:span text:style-name="T4">bytes32 _id</text:span><text:span text:style-name="T8">)</text:span><text:span text:style-name="T4"> </text:span><text:span text:style-name="T2">public</text:span><text:span text:style-name="T4"> payable </text:span><text:span text:style-name="T8">{</text:span><text:span text:style-name="T4"> <text:s text:c="5"/></text:span></text:p>
            <text:p text:style-name="P9"><text:span text:style-name="T3"><text:s text:c="6"/></text:span><text:span text:style-name="T4">emit </text:span><text:span text:style-name="T6">Deposit</text:span><text:span text:style-name="T8">(</text:span><text:span text:style-name="T4">msg</text:span><text:span text:style-name="T8">.</text:span><text:span text:style-name="T4">sender</text:span><text:span text:style-name="T8">,</text:span><text:span text:style-name="T4"> _id</text:span><text:span text:style-name="T8">,</text:span><text:span text:style-name="T4"> msg</text:span><text:span text:style-name="T8">.</text:span><text:span text:style-name="T2">value</text:span><text:span text:style-name="T8">);</text:span></text:p>
            <text:p text:style-name="P9"><text:span text:style-name="T3"><text:s text:c="3"/></text:span><text:span text:style-name="T8">}</text:span></text:p>
            <text:p text:style-name="P10">}</text:p>
            <text:p text:style-name="Table_20_Contents"/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Then access the contract's event in JavaScript code.</text:p>
      <text:p text:style-name="P15"/>
      <table:table table:name="Table3" table:style-name="Table3">
        <table:table-column table:style-name="Table3.A"/>
        <table:table-row table:style-name="TableLine94188159762176">
          <table:table-cell table:style-name="Table3.A1" office:value-type="string">
            <text:p text:style-name="P3"><text:span text:style-name="T1">var</text:span><text:span text:style-name="T3"> abi </text:span><text:span text:style-name="T7">=</text:span><text:span text:style-name="T3"> </text:span><text:span text:style-name="T11">/* abi as generated using compiler */</text:span><text:span text:style-name="T7">;</text:span></text:p>
            <text:p text:style-name="P7"><text:span text:style-name="T1">var</text:span><text:span text:style-name="T3"> </text:span><text:span text:style-name="T5">ClientReceipt</text:span><text:span text:style-name="T3"> </text:span><text:span text:style-name="T7">=</text:span><text:span text:style-name="T3"> web3</text:span><text:span text:style-name="T7">.</text:span><text:span text:style-name="T3">eth</text:span><text:span text:style-name="T7">.</text:span><text:span text:style-name="T3">contract</text:span><text:span text:style-name="T7">(</text:span><text:span text:style-name="T3">abi</text:span><text:span text:style-name="T7">);</text:span></text:p>
            <text:p text:style-name="P7"><text:span text:style-name="T1">var</text:span><text:span text:style-name="T3"> clientReceiptContract </text:span><text:span text:style-name="T7">=</text:span><text:span text:style-name="T3"> </text:span><text:span text:style-name="T5">ClientReceipt</text:span><text:span text:style-name="T7">.</text:span><text:span text:style-name="T3">at</text:span><text:span text:style-name="T7">(</text:span><text:span text:style-name="T12">"0x1234...ab67"</text:span><text:span text:style-name="T3"> </text:span><text:span text:style-name="T11">/* address */</text:span><text:span text:style-name="T7">);</text:span></text:p>
            <text:p text:style-name="P11"/>
            <text:p text:style-name="P7"><text:span text:style-name="T1">var</text:span><text:span text:style-name="T3"> </text:span><text:span text:style-name="T1">event</text:span><text:span text:style-name="T3"> </text:span><text:span text:style-name="T7">=</text:span><text:span text:style-name="T3"> clientReceiptContract</text:span><text:span text:style-name="T7">.</text:span><text:span text:style-name="T5">Deposit</text:span><text:span text:style-name="T7">(</text:span><text:span text:style-name="T1">function</text:span><text:span text:style-name="T7">(</text:span><text:span text:style-name="T3">error</text:span><text:span text:style-name="T7">,</text:span><text:span text:style-name="T3"> result</text:span><text:span text:style-name="T7">)</text:span><text:span text:style-name="T3"> </text:span><text:span text:style-name="T7">{</text:span></text:p>
            <text:p text:style-name="P9"><text:span text:style-name="T3"><text:s text:c="3"/></text:span><text:span text:style-name="T2">if</text:span><text:span text:style-name="T4"> </text:span><text:span text:style-name="T8">(!</text:span><text:span text:style-name="T4">error</text:span><text:span text:style-name="T8">)</text:span><text:span text:style-name="T4">console</text:span><text:span text:style-name="T8">.</text:span><text:span text:style-name="T4">log</text:span><text:span text:style-name="T8">(</text:span><text:span text:style-name="T4">result</text:span><text:span text:style-name="T8">);</text:span></text:p>
            <text:p text:style-name="P10">});</text:p>
            <text:p text:style-name="P16"/>
          </table:table-cell>
        </table:table-row>
      </table:table>
      <text:p text:style-name="P15"/>
      <text:p text:style-name="P15"/>
      <text:p text:style-name="P15"/>
      <text:h text:style-name="P2" text:outline-level="2">Output</text:h>
      <table:table table:name="Table4" table:style-name="Table4">
        <table:table-column table:style-name="Table4.A"/>
        <table:table-row table:style-name="TableLine94188159312864">
          <table:table-cell table:style-name="Table4.A1" office:value-type="string">
            <text:p text:style-name="P3">{</text:p>
            <text:p text:style-name="P12"><text:s text:c="3"/><text:span text:style-name="T10">"returnValues": {</text:span></text:p>
            <text:p text:style-name="P12"><text:s text:c="6"/><text:span text:style-name="T10">"_from": "0x1111...FFFFCCCC",</text:span></text:p>
            <text:p text:style-name="P12"><text:s text:c="6"/><text:span text:style-name="T10">"_id": "0x50...sd5adb20",</text:span></text:p>
            <text:p text:style-name="P12"><text:s text:c="6"/><text:span text:style-name="T10">"_value": "0x420042"</text:span></text:p>
            <text:p text:style-name="P12"><text:s text:c="3"/><text:span text:style-name="T10">},</text:span></text:p>
            <text:p text:style-name="P12"><text:s text:c="3"/><text:span text:style-name="T10">"raw": {</text:span></text:p>
            <text:p text:style-name="P12"><text:s text:c="6"/><text:span text:style-name="T10">"data": "0x7f...91385",</text:span></text:p>
            <text:p text:style-name="P12"><text:s text:c="6"/><text:span text:style-name="T10">"topics": ["0xfd4...b4ead7", "0x7f...1a91385"]</text:span></text:p>
            <text:p text:style-name="P12"><text:s text:c="3"/><text:span text:style-name="T10">}</text:span></text:p>
            <text:p text:style-name="P6"><text:span text:style-name="T13">}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Tahoma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6:25:22.619850684</meta:creation-date>
    <dc:date>2022-05-05T16:29:54.540163785</dc:date>
    <meta:editing-duration>PT4M32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2" meta:paragraph-count="36" meta:word-count="154" meta:character-count="1193" meta:non-whitespace-character-count="1009"/>
  </office:meta>
</office:document-meta>
</file>